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swiss"/>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arial" officeooo:rsid="0039ef37" officeooo:paragraph-rsid="0039ef37"/>
    </style:style>
    <style:style style:name="P2" style:family="paragraph" style:parent-style-name="Standard">
      <style:paragraph-properties fo:text-align="justify" style:justify-single-word="false"/>
      <style:text-properties style:font-name="arial" officeooo:rsid="003b6978" officeooo:paragraph-rsid="003b6978"/>
    </style:style>
    <style:style style:name="P3" style:family="paragraph" style:parent-style-name="Standard">
      <style:paragraph-properties fo:text-align="justify" style:justify-single-word="false"/>
      <style:text-properties style:font-name="arial" officeooo:rsid="003f3d17" officeooo:paragraph-rsid="003f3d17"/>
    </style:style>
    <style:style style:name="P4" style:family="paragraph" style:parent-style-name="Standard">
      <style:paragraph-properties fo:text-align="justify" style:justify-single-word="false"/>
      <style:text-properties style:font-name="arial" officeooo:rsid="0040241e" officeooo:paragraph-rsid="0040241e"/>
    </style:style>
    <style:style style:name="P5" style:family="paragraph" style:parent-style-name="Standard">
      <style:paragraph-properties fo:text-align="justify" style:justify-single-word="false"/>
      <style:text-properties style:font-name="arial" officeooo:rsid="00480cb7" officeooo:paragraph-rsid="0052a1c1"/>
    </style:style>
    <style:style style:name="P6" style:family="paragraph" style:parent-style-name="Standard">
      <style:paragraph-properties fo:text-align="justify" style:justify-single-word="false"/>
      <style:text-properties style:font-name="arial" officeooo:rsid="00619f86" officeooo:paragraph-rsid="00619f86"/>
    </style:style>
    <style:style style:name="T1" style:family="text">
      <style:text-properties officeooo:rsid="003b3b12"/>
    </style:style>
    <style:style style:name="T2" style:family="text">
      <style:text-properties officeooo:rsid="003d122c"/>
    </style:style>
    <style:style style:name="T3" style:family="text">
      <style:text-properties officeooo:rsid="003e8f6e"/>
    </style:style>
    <style:style style:name="T4" style:family="text">
      <style:text-properties officeooo:rsid="00408d32"/>
    </style:style>
    <style:style style:name="T5" style:family="text">
      <style:text-properties officeooo:rsid="0043d912"/>
    </style:style>
    <style:style style:name="T6" style:family="text">
      <style:text-properties officeooo:rsid="0044dc58"/>
    </style:style>
    <style:style style:name="T7" style:family="text">
      <style:text-properties officeooo:rsid="00450fb9"/>
    </style:style>
    <style:style style:name="T8" style:family="text">
      <style:text-properties style:font-name="Bitstream Vera Sans Mono" officeooo:rsid="00450fb9"/>
    </style:style>
    <style:style style:name="T9" style:family="text">
      <style:text-properties style:font-name="Bitstream Vera Sans Mono" officeooo:rsid="004e78fe"/>
    </style:style>
    <style:style style:name="T10" style:family="text">
      <style:text-properties style:font-name="Bitstream Vera Sans Mono" officeooo:rsid="006844b7"/>
    </style:style>
    <style:style style:name="T11" style:family="text">
      <style:text-properties officeooo:rsid="004617b0"/>
    </style:style>
    <style:style style:name="T12" style:family="text">
      <style:text-properties officeooo:rsid="004910c6"/>
    </style:style>
    <style:style style:name="T13" style:family="text">
      <style:text-properties officeooo:rsid="004a4a97"/>
    </style:style>
    <style:style style:name="T14" style:family="text">
      <style:text-properties officeooo:rsid="004b0866"/>
    </style:style>
    <style:style style:name="T15" style:family="text">
      <style:text-properties officeooo:rsid="004b0f1c"/>
    </style:style>
    <style:style style:name="T16" style:family="text">
      <style:text-properties officeooo:rsid="004c1994"/>
    </style:style>
    <style:style style:name="T17" style:family="text">
      <style:text-properties officeooo:rsid="004e0bb6"/>
    </style:style>
    <style:style style:name="T18" style:family="text">
      <style:text-properties officeooo:rsid="004e78fe"/>
    </style:style>
    <style:style style:name="T19" style:family="text">
      <style:text-properties officeooo:rsid="0050a605"/>
    </style:style>
    <style:style style:name="T20" style:family="text">
      <style:text-properties officeooo:rsid="0052a1c1"/>
    </style:style>
    <style:style style:name="T21" style:family="text">
      <style:text-properties officeooo:rsid="0054896b"/>
    </style:style>
    <style:style style:name="T22" style:family="text">
      <style:text-properties officeooo:rsid="0055a701"/>
    </style:style>
    <style:style style:name="T23" style:family="text">
      <style:text-properties officeooo:rsid="0055b882"/>
    </style:style>
    <style:style style:name="T24" style:family="text">
      <style:text-properties officeooo:rsid="005831b9"/>
    </style:style>
    <style:style style:name="T25" style:family="text">
      <style:text-properties officeooo:rsid="00597de4"/>
    </style:style>
    <style:style style:name="T26" style:family="text">
      <style:text-properties officeooo:rsid="005b438f"/>
    </style:style>
    <style:style style:name="T27" style:family="text">
      <style:text-properties officeooo:rsid="005c4de7"/>
    </style:style>
    <style:style style:name="T28" style:family="text">
      <style:text-properties officeooo:rsid="005e25f1"/>
    </style:style>
    <style:style style:name="T29" style:family="text">
      <style:text-properties officeooo:rsid="005faa32"/>
    </style:style>
    <style:style style:name="T30" style:family="text">
      <style:text-properties officeooo:rsid="005fe259"/>
    </style:style>
    <style:style style:name="T31" style:family="text">
      <style:text-properties officeooo:rsid="00613968"/>
    </style:style>
    <style:style style:name="T32" style:family="text">
      <style:text-properties officeooo:rsid="00631efe"/>
    </style:style>
    <style:style style:name="T33" style:family="text">
      <style:text-properties officeooo:rsid="0064007f"/>
    </style:style>
    <style:style style:name="T34" style:family="text">
      <style:text-properties officeooo:rsid="00657e67"/>
    </style:style>
    <style:style style:name="T35" style:family="text">
      <style:text-properties officeooo:rsid="00658ccc"/>
    </style:style>
    <style:style style:name="T36" style:family="text">
      <style:text-properties officeooo:rsid="0066d7d6"/>
    </style:style>
    <style:style style:name="T37" style:family="text">
      <style:text-properties officeooo:rsid="006844b7"/>
    </style:style>
    <style:style style:name="T38" style:family="text">
      <style:text-properties officeooo:rsid="00687625"/>
    </style:style>
    <style:style style:name="T39" style:family="text">
      <style:text-properties officeooo:rsid="0068a4db"/>
    </style:style>
    <style:style style:name="T40" style:family="text">
      <style:text-properties officeooo:rsid="0069200d"/>
    </style:style>
    <style:style style:name="T41" style:family="text">
      <style:text-properties officeooo:rsid="006a35ed"/>
    </style:style>
    <style:style style:name="T42" style:family="text">
      <style:text-properties officeooo:rsid="006ad4e8"/>
    </style:style>
    <style:style style:name="T43" style:family="text">
      <style:text-properties officeooo:rsid="006bb3ee"/>
    </style:style>
    <style:style style:name="T44" style:family="text">
      <style:text-properties officeooo:rsid="006e4430"/>
    </style:style>
    <style:style style:name="T45" style:family="text">
      <style:text-properties officeooo:rsid="006f2e3b"/>
    </style:style>
    <style:style style:name="T46" style:family="text">
      <style:text-properties officeooo:rsid="00712a4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l a tout d’abord fallu réfléchir au stockage des fichiers. La solution la plus simple a été de prendre une ligne pour un mot (ou groupe de mots). <text:span text:style-name="T1">Ainsi pour la lecture et l’écriture des fichiers il suffit de lire ou écrire une ligne pour avoir le mot (ou groupe de mots) souhaité.</text:span></text:p>
      <text:p text:style-name="P2">La tâche suivante a été de demander une tâche à l’utilisateur. Ici nous avons choisi de représenter un entier par action possible. <text:span text:style-name="T2">Il a donc suffit de vérifier que l’utilisateur saisissait bien un entier. </text:span><text:span text:style-name="T3">Il faut donc ensuite réaliser l’action que l’utilisateur souhaite.</text:span></text:p>
      <text:p text:style-name="P3">L’affichage et l’enregistrement du dictionnaire se font très simplement.</text:p>
      <text:p text:style-name="P3"/>
      <text:p text:style-name="P4">La première option intéressante est la génération de phrase aléatoire. <text:span text:style-name="T4">Ici nous avons déjà nos listes prêtes. Il faut donc prendre un entier aléatoire entre 0 et le nombre d’éléments de la liste auquel on soustrait 1 (puisque les indices des listes commencent à 0). </text:span><text:span text:style-name="T5">Ainsi nous avons notre sujet et notre verbe. Pour l’adverbe, puisqu’il est facultatif, il peut ne pas y en avoir. </text:span><text:span text:style-name="T6">Nous faisons à nouveau appel à une fonction aléatoire qui choisit aléatoirement une valeur booléenne (</text:span><text:span text:style-name="T8">True</text:span><text:span text:style-name="T7"> </text:span><text:span text:style-name="T6">ou </text:span><text:span text:style-name="T8">False</text:span><text:span text:style-name="T6">). </text:span><text:span text:style-name="T7">Ainsi nous aurons un adverbe si ce booléen sera à </text:span><text:span text:style-name="T8">True</text:span><text:span text:style-name="T7">. </text:span><text:span text:style-name="T11">Enfin il suffit d’afficher la phrase produite.</text:span></text:p>
      <text:p text:style-name="P4"/>
      <text:p text:style-name="P5">La seconde option intéressante est la vérification de phrase. <text:span text:style-name="T12">Pour vérifier que l’utilisateur a saisit une phrase valide, nous devons d’abord nous assurer que la phrase n’est pas vide. </text:span><text:span text:style-name="T13">Ensuite, nous vérifions le premier caractère de la phrase : la phrase est valide s’il s’agit d’une majuscule. </text:span><text:span text:style-name="T14">De manière analogue, la phrase est valide si elle se termine par un point. </text:span><text:span text:style-name="T15">Nous </text:span><text:span text:style-name="T16">regardons </text:span><text:span text:style-name="T15">donc son dernier caractère. </text:span><text:span text:style-name="T16">Il faut ensuite examiner </text:span><text:span text:style-name="T17">les mots de la phrase. </text:span><text:span text:style-name="T18">Pour cela nous séparons la phrase en « tokens » (la séparation se fait à l’aide de la fonction </text:span><text:span text:style-name="T9">split()</text:span><text:span text:style-name="T18"> où le séparateur est </text:span><text:span text:style-name="T9">‘ ‘</text:span><text:span text:style-name="T18">). </text:span><text:span text:style-name="T19">Nous parcourons ensuite cette liste de tokens </text:span><text:span text:style-name="T20">en ajoutant un </text:span><text:span text:style-name="T9">‘ ‘ </text:span><text:span text:style-name="T20">à chaque fois. </text:span><text:span text:style-name="T21">Nous nous arrêtons dès que la chaîne formée est dans le dictionnaire. </text:span><text:span text:style-name="T23">Si c’est le cas, alors nous enlevons ces tokens de la liste et les affectons à la fonction grammaticale correspondante. </text:span><text:span text:style-name="T24">Nous </text:span><text:span text:style-name="T25">effectuons </text:span><text:span text:style-name="T24">le processus pour le sujet, le verbe et l’adverbe.</text:span><text:span text:style-name="T23"> </text:span><text:span text:style-name="T22">Si nous arrivons à la fin de la liste, alors le groupe de mots saisit par l’utilisateur ne se trouve pas dans la liste (la phrase n’est pas valide). </text:span><text:span text:style-name="T26">Une exception se trouve au niveau de l’adverbe : puisqu’il est facultatif, l’analyse des tokens peut s’arrêter </text:span><text:span text:style-name="T27">dès </text:span><text:span text:style-name="T26">le verbe est valide. </text:span><text:span text:style-name="T28">Ainsi lorsque nous avons trouvé un verbe valide, nous regardons s’il reste des tokens à analyser. </text:span><text:span text:style-name="T29">S’il n’y en a plus, alors la phrase ne possède pas d’adverbe. </text:span><text:span text:style-name="T30">Elle reste </text:span><text:span text:style-name="T31">tout de même </text:span><text:span text:style-name="T30">valide. </text:span><text:span text:style-name="T46">Enfin, si nous trouvons un sujet, un verbe et un adverbe, mais qu’il reste des mots à analyser (par exemple avec « Monsieur mange souvent toujours »), alors la phrase n’est pas valide puisqu’il y a des mots en trop.</text:span></text:p>
      <text:p text:style-name="P5"/>
      <text:p text:style-name="P6">Ensuite nous allons nous intéresser à l’ajout et au retrait de données du dictionnaire. <text:span text:style-name="T32">Le retrait est plus simple que l’ajout, il suffit de regarder si la chaîne saisie par l’utilisateur se trouve bien dans la liste provenant du fichier texte </text:span><text:span text:style-name="T33">et de la supprimer si elle s’y trouve bien</text:span><text:span text:style-name="T32">. </text:span><text:span text:style-name="T34">L’ajout est plus compliqué : </text:span><text:span text:style-name="T35">après avoir vérifié que la chaîne n’était pas vid</text:span><text:span text:style-name="T36">e</text:span><text:span text:style-name="T35">, </text:span><text:span text:style-name="T36">nous </text:span><text:span text:style-name="T37">devons enlever les espaces superflus. Pour cela nous utilisons à nouveau la fonction </text:span><text:span text:style-name="T10">split()</text:span><text:span text:style-name="T37"> puis nous rejoignons les tokens mais cette fois-ci avec un seul espace (avec la fonction </text:span><text:span text:style-name="T10">join()</text:span><text:span text:style-name="T37">). </text:span><text:span text:style-name="T38">Nous avons donc une chaîne analysable. </text:span><text:span text:style-name="T39">L’étape suivante consiste à vérifier la validité de la chaîne à ajouter. </text:span><text:span text:style-name="T40">Nous parcourons donc tous les caractères de la chaîne : dans nos contraintes, il faut que la chaîne soit une lettre, un apostrophe « ‘ » </text:span><text:span text:style-name="T41">ou un espace. </text:span><text:span text:style-name="T44">Un sujet peut contenir des majuscules mais ni le verbe ni l’adverbe. </text:span><text:span text:style-name="T45">Ainsi pour le sujet il suffit de vérifier s’il s’agit d’une lettre tandis que pour le verbe et l’adverbe il faut vérifier que nous avons une lettre minuscule. </text:span><text:span text:style-name="T42">Si l’on ne trouve pas une de ces conditions, alors cela signifie que le caractère n’est pas correcte. Donc la chaîne n’est pas valide. </text:span><text:span text:style-name="T43">Après avoir vérifié que tous les caractères étaient tous corrects, il suffit de vérifier si la chaîne n’est pas déjà dans le dictionnaire. Si elle ne l’est pas, alors nous pouvons ajouter la chaîne souhaité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swiss"/>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ja" style:country-asian="JP"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ja" style:country-asian="JP"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7T19:09:53.377227788</meta:creation-date>
    <dc:date>2022-04-08T21:56:47.127697888</dc:date>
    <meta:editing-duration>PT2H52S</meta:editing-duration>
    <meta:editing-cycles>102</meta:editing-cycles>
    <meta:generator>LibreOffice/6.4.7.2$Linux_X86_64 LibreOffice_project/40$Build-2</meta:generator>
    <meta:document-statistic meta:table-count="0" meta:image-count="0" meta:object-count="0" meta:page-count="1" meta:paragraph-count="6" meta:word-count="732" meta:character-count="4243" meta:non-whitespace-character-count="3517"/>
  </office:meta>
</office:document-meta>
</file>